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A000000400706BD84F532C6B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8.444cm" svg:x="1cm" svg:y="1.635cm">
          <draw:image xlink:href="Pictures/10000001000005A000000400706BD84F532C6BDC.png" xlink:type="simple" xlink:show="embed" xlink:actuate="onLoad" draw:mime-type="image/png">
            <text:p/>
          </draw:image>
        </draw:frame>
        <draw:line draw:style-name="gr2" draw:text-style-name="P2" draw:layer="layout" svg:x1="10.525cm" svg:y1="0.365cm" svg:x2="10.525cm" svg:y2="21.955cm">
          <text:p/>
        </draw:line>
        <draw:line draw:style-name="gr2" draw:text-style-name="P2" draw:layer="layout" svg:x1="10.525cm" svg:y1="15.605cm" svg:x2="27.67cm" svg:y2="15.605cm">
          <text:p/>
        </draw:line>
        <draw:line draw:style-name="gr2" draw:text-style-name="P2" draw:layer="layout" svg:x1="27.67cm" svg:y1="7.667cm" svg:x2="10.525cm" svg:y2="7.66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7T13:38:32.965609450</meta:creation-date>
    <dc:date>2023-01-27T14:54:50.375532368</dc:date>
    <meta:editing-duration>PT57M41S</meta:editing-duration>
    <meta:editing-cycles>1</meta:editing-cycles>
    <meta:document-statistic meta:object-count="4"/>
    <meta:generator>LibreOffice/7.3.7.2$Linux_X86_64 LibreOffice_project/30$Build-2</meta:generator>
  </office:meta>
</office:document-meta>
</file>